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5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person unlikely to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 table:number-rows-repeated="104770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09:16:17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23T09:35:31.921000000</dc:date>
    <meta:editing-duration>P9DT22H43M59S</meta:editing-duration>
    <meta:editing-cycles>2792</meta:editing-cycles>
    <meta:generator>LibreOffice/24.8.5.2$Windows_X86_64 LibreOffice_project/fddf2685c70b461e7832239a0162a77216259f22</meta:generator>
    <meta:document-statistic meta:table-count="1" meta:cell-count="2839" meta:object-count="0"/>
  </office:meta>
</office:document-meta>
</file>